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paragraph-rsid="0014bf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8:13:27.928216213</meta:creation-date>
    <dc:date>2020-06-17T09:16:02.752707330</dc:date>
    <meta:editing-duration>PT52M2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